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bd88" officeooo:paragraph-rsid="0002bd88"/>
    </style:style>
    <style:style style:name="P2" style:family="paragraph" style:parent-style-name="Standard">
      <style:text-properties officeooo:rsid="0002bd88" officeooo:paragraph-rsid="00036839"/>
    </style:style>
    <style:style style:name="T1" style:family="text">
      <style:text-properties officeooo:rsid="000368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 :TV  01 Ajouter une question.</text:p>
      <text:p text:style-name="P1"/>
      <text:p text:style-name="P1"><text:span text:style-name="T1">Contexte</text:span> : Le chapitre C1 existe . </text:p>
      <text:p text:style-name="P1"/>
      <text:p text:style-name="P1">Entrée: Une question Q1 composer: d'un texte T, 3 propositions P1, P2, P3. P1 est vrai. Et un texte justificatif J.</text:p>
      <text:p text:style-name="P1"/>
      <text:p text:style-name="P1">Scenario : </text:p>
      <text:p text:style-name="P1">1) Le testeur choisit la rubrique « <text:span text:style-name="T1">Gérer</text:span> question »</text:p>
      <text:p text:style-name="P1">2)Le testeur <text:span text:style-name="T1">sélectionne</text:span> le chapitre C1</text:p>
      <text:p text:style-name="P1">3) le testeur choisit «  <text:span text:style-name="T1">définir</text:span> une question »</text:p>
      <text:p text:style-name="P1">4) le testeur remplit les champs  avec T P1 P2 P3 , il coche P1 vrai et entre J</text:p>
      <text:p text:style-name="P2">5)le testeur refuse d'ajouter une autre propositions</text:p>
      <text:p text:style-name="P2">6) le testeur termine</text:p>
      <text:p text:style-name="P1"/>
      <text:p text:style-name="P1"><text:span text:style-name="T1">Résultat</text:span> <text:span text:style-name="T1">attendu</text:span> : La question Q1 bien ajouter avec P1 P2 et P3 en propositions. P1 doit <text:span text:style-name="T1">être</text:span> vrai. Et J <text:span text:style-name="T1">doit être présent.</text:span></text:p>
      <text:p text:style-name="P1"/>
      <text:p text:style-name="P1">Moyen de <text:span text:style-name="T1">vérification</text:span> : <text:span text:style-name="T1">Visuel . On a la liste des questions qui s'affiche, vérifier si Q1 est bien présent. Cliquez sur Q1 permet de visualiser les différentes propositions; les justification ainsi que la bonne répon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12:46:22.306000000</meta:creation-date>
    <dc:date>2016-10-16T13:07:45.359000000</dc:date>
    <meta:editing-duration>PT6M13S</meta:editing-duration>
    <meta:editing-cycles>1</meta:editing-cycles>
    <meta:document-statistic meta:table-count="0" meta:image-count="0" meta:object-count="0" meta:page-count="1" meta:paragraph-count="12" meta:word-count="151" meta:character-count="826" meta:non-whitespace-character-count="682"/>
    <meta:generator>LibreOffice/5.0.2.2$Windows_x86 LibreOffice_project/37b43f919e4de5eeaca9b9755ed688758a8251fe</meta:generator>
  </office:meta>
</office:document-meta>
</file>